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03-08">Mar 8, 2018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014cm" svg:height="1.319cm" svg:x="10.99cm" svg:y="7.71cm">
          <draw:text-box>
            <text:p text:style-name="P7"><text:span text:style-name="T3">E4/38</text:span></text:p>
            <text:p text:style-name="P7"><text:span text:style-name="T3">E4/42</text:span></text:p>
            <text:p text:style-name="P7"><text:span text:style-name="T3">E5/42</text:span></text:p>
          </draw:text-box>
        </draw:frame>
        <draw:frame draw:style-name="gr14" draw:text-style-name="P6" draw:layer="layout" svg:width="1.658cm" svg:height="0.963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9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2.402cm" svg:y="5.942cm">
          <draw:text-box>
            <text:p text:style-name="P4"><text:span text:style-name="T3">Po5</text:span></text:p>
          </draw:text-box>
        </draw:frame>
        <draw:connector draw:style-name="gr10" draw:text-style-name="P1" draw:layer="layout" draw:type="line" svg:x1="11.605cm" svg:y1="1.86cm" svg:x2="12.366cm" svg:y2="9.417cm" draw:start-shape="id9" draw:start-glue-point="7" draw:end-shape="id10" draw:end-glue-point="5" svg:d="M11605 1860l761 7557" svg:viewBox="0 0 762 7558">
          <text:p/>
        </draw:connector>
        <draw:connector draw:style-name="gr10" draw:text-style-name="P1" draw:layer="layout" draw:type="line" svg:x1="12.054cm" svg:y1="1.86cm" svg:x2="12.815cm" svg:y2="9.417cm" draw:start-shape="id9" draw:start-glue-point="9" draw:end-shape="id10" draw:end-glue-point="11" svg:d="M12054 1860l761 7557" svg:viewBox="0 0 762 7558">
          <text:p/>
        </draw:connector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custom-shape draw:style-name="gr12" draw:text-style-name="P1" draw:layer="layout" svg:width="1.089cm" svg:height="0.381cm" svg:x="17.754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247cm" svg:height="0.607cm" svg:x="18.289cm" svg:y="5.943cm">
          <draw:text-box>
            <text:p text:style-name="P4"><text:span text:style-name="T3">Po18</text:span></text:p>
          </draw:text-box>
        </draw:frame>
        <draw:connector draw:style-name="gr10" draw:text-style-name="P1" draw:layer="layout" draw:type="line" svg:x1="20.005cm" svg:y1="1.86cm" svg:x2="16.366cm" svg:y2="9.417cm" draw:start-shape="id13" draw:start-glue-point="7" draw:end-shape="id14" draw:end-glue-point="5" svg:d="M20005 1860l-3639 7557" svg:viewBox="0 0 3640 7558">
          <text:p/>
        </draw:connector>
        <draw:connector draw:style-name="gr10" draw:text-style-name="P1" draw:layer="layout" draw:type="line" svg:x1="20.454cm" svg:y1="1.86cm" svg:x2="16.815cm" svg:y2="9.417cm" draw:start-shape="id13" draw:start-glue-point="9" draw:end-shape="id14" draw:end-glue-point="11" svg:d="M20454 1860l-3639 7557" svg:viewBox="0 0 3640 7558">
          <text:p/>
        </draw:connector>
        <draw:frame draw:style-name="gr15" draw:text-style-name="P6" draw:layer="layout" svg:width="1.836cm" svg:height="0.607cm" svg:x="13.699cm" svg:y="8.37cm">
          <draw:text-box>
            <text:p text:style-name="P4"><text:span text:style-name="T3">E5/8</text:span></text:p>
          </draw:text-box>
        </draw:frame>
        <draw:custom-shape draw:style-name="gr26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3.9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014cm" svg:height="1.319cm" svg:x="15.49cm" svg:y="7.711cm">
          <draw:text-box>
            <text:p text:style-name="P7"><text:span text:style-name="T3">E4/11</text:span></text:p>
            <text:p text:style-name="P7"><text:span text:style-name="T3">E4/12</text:span></text:p>
            <text:p text:style-name="P7"><text:span text:style-name="T3">E5/28</text:span></text:p>
          </draw:text-box>
        </draw:fram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03-08T14:52:52.540457272</dc:date>
    <meta:editing-duration>PT3H52M22S</meta:editing-duration>
    <meta:editing-cycles>124</meta:editing-cycles>
    <meta:generator>LibreOffice/5.1.6.2$Linux_X86_64 LibreOffice_project/10m0$Build-2</meta:generator>
    <meta:document-statistic meta:object-count="64"/>
  </office:meta>
</office:document-meta>
</file>